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swiss" style:font-charset="x-symbol"/>
    <style:font-face style:name="Mangal1" svg:font-family="Mangal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">
      <style:paragraph-properties fo:margin-top="0in" fo:margin-bottom="0.139in" fo:line-height="115%" style:text-autospace="none"/>
    </style:style>
    <style:style style:name="P4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2pt" fo:language="en" fo:country="none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Calibri" fo:font-size="12pt" fo:language="en" fo:country="US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Calibri" fo:font-size="12pt" fo:language="en" fo:country="US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Calibri" fo:font-size="12pt" fo:language="en" fo:country="none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Calibri" fo:font-size="9.5pt" fo:language="en" fo:country="US" fo:font-style="normal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/>
    </style:style>
    <style:style style:name="T1" style:family="text">
      <style:text-properties style:font-name="Calibri" fo:font-size="20pt" style:text-underline-style="solid" style:text-underline-width="auto" style:text-underline-color="font-color" fo:font-weight="bold" style:font-name-asian="Calibri" style:font-size-asian="20pt" style:font-weight-asian="bold" style:font-name-complex="Calibri" style:font-size-complex="20pt" style:font-weight-complex="bold"/>
    </style:style>
    <style:style style:name="T2" style:family="text">
      <style:text-properties style:font-name="Calibri" fo:font-size="12pt" fo:language="en" fo:country="none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style:font-name="Calibri" fo:font-size="12pt" fo:language="en" fo:country="none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style:font-name="Calibri" fo:font-size="12pt" fo:language="en" fo:country="none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Calibri" fo:font-size="12pt" fo:language="en" fo:country="none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style:font-name="Calibri" fo:font-size="12pt" fo:language="en" fo:country="US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style:font-name="Calibri" fo:font-size="12pt" fo:language="en" fo:country="US" fo:font-style="italic" style:text-underline-style="none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8" style:family="text">
      <style:text-properties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" style:family="text">
      <style:text-properties style:font-name="Calibri" fo:font-size="12pt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style:font-name="Calibri" fo:font-size="12pt" fo:language="en" fo:country="US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style:font-name="Calibri" fo:font-size="12pt" fo:language="en" fo:country="US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2" style:family="text">
      <style:text-properties style:font-name="Calibri" fo:font-size="14pt" fo:language="en" fo:country="none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3" style:family="text">
      <style:text-properties style:font-name="Calibri" fo:font-size="20pt" fo:language="bg" fo:country="BG" style:text-underline-style="solid" style:text-underline-width="auto" style:text-underline-color="font-color" fo:font-weight="bold" style:font-name-asian="Calibri" style:font-size-asian="20pt" style:font-weight-asian="bold" style:font-name-complex="Calibri" style:font-size-complex="20pt" style:font-weight-complex="bold"/>
    </style:style>
    <style:style style:name="T14" style:family="text">
      <style:text-properties style:font-name="Calibri" fo:font-size="12pt" fo:language="bg" fo:country="BG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style:font-name="Calibri" fo:font-size="12pt" fo:language="bg" fo:country="BG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6" style:family="text">
      <style:text-properties style:font-name="Calibri1" fo:font-size="14pt" fo:language="en" fo:country="none" style:text-underline-style="none" fo:font-weight="bold" style:font-name-asian="Calibri1" style:font-size-asian="14pt" style:font-weight-asian="bold" style:font-name-complex="Calibri1" style:font-size-complex="14pt" style:font-weight-complex="bold"/>
    </style:style>
    <style:style style:name="T17" style:family="text">
      <style:text-properties style:font-name="Calibri1" fo:font-size="14pt" fo:language="en" fo:country="none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8" style:family="text">
      <style:text-properties fo:color="#4bacc6" style:font-name="Calibri" fo:font-size="12pt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9" style:family="text">
      <style:text-properties fo:color="#4bacc6" style:font-name="Calibri" fo:font-size="12pt" fo:language="bg" fo:country="BG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0" style:family="text">
      <style:text-properties style:use-window-font-color="true" style:font-name="Calibri" fo:font-size="12pt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1" style:family="text">
      <style:text-properties style:use-window-font-color="true" style:font-name="Calibri" fo:font-size="12pt" fo:language="en" fo:country="US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" style:family="text">
      <style:text-properties style:use-window-font-color="true" style:font-name="Calibri" fo:font-size="12pt" fo:language="en" fo:country="US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3" style:family="text">
      <style:text-properties style:use-window-font-color="true" style:font-name="Calibri" fo:font-size="12pt" fo:language="en" fo:country="US" fo:font-style="italic" style:text-underline-style="none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4" style:family="text">
      <style:text-properties style:use-window-font-color="true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25" style:family="text">
      <style:text-properties style:use-window-font-color="true" style:font-name="Calibri" fo:font-size="12pt" fo:language="en" fo:country="none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6" style:family="text">
      <style:text-properties style:use-window-font-color="true" style:font-name="Calibri" fo:font-size="12pt" fo:language="en" fo:country="none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7" style:family="text">
      <style:text-properties style:use-window-font-color="true" style:font-name="Calibri" fo:font-size="12pt" fo:language="en" fo:country="none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28" style:family="text">
      <style:text-properties style:use-window-font-color="true" style:font-name="Calibri" fo:font-size="14pt" fo:language="en" fo:country="none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style:use-window-font-color="true" style:font-name="Calibri" fo:font-size="12pt" fo:language="bg" fo:country="BG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style:use-window-font-color="true" style:font-name="Calibri" fo:font-size="12pt" fo:language="bg" fo:country="BG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1" style:family="text">
      <style:text-properties style:use-window-font-color="true" style:font-name="Consolas" fo:font-size="9.5pt" fo:language="en" fo:country="US" fo:font-style="normal" style:text-underline-style="none" fo:font-weight="bold" style:font-name-asian="Consolas" style:font-size-asian="9.5pt" style:font-style-asian="normal" style:font-weight-asian="bold" style:font-name-complex="Consolas" style:font-size-complex="9.5pt" style:font-style-complex="normal" style:font-weight-complex="bold"/>
    </style:style>
    <style:style style:name="T32" style:family="text">
      <style:text-properties style:use-window-font-color="true" style:font-name="Consolas" fo:font-size="9.5pt" fo:language="en" fo:country="US" fo:font-style="normal" style:text-underline-style="none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T33" style:family="text">
      <style:text-properties style:use-window-font-color="true" style:font-name="Calibri1" fo:font-size="14pt" fo:language="en" fo:country="none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34" style:family="text">
      <style:text-properties fo:color="#004dbb" style:font-name="Calibri" fo:font-size="12pt" fo:language="bg" fo:country="BG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color="#004dbb" style:font-name="Calibri" fo:font-size="12pt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rst Refactoring</text:span><text:span text:style-name="T13"><text:line-break/>29.05.2014</text:span></text:p>
      <text:p text:style-name="P4"><text:s/></text:p>
      <text:p text:style-name="P3"><text:span text:style-name="T2">1. Redesigned the project structure: </text:span><text:span text:style-name="T3"><text:line-break/></text:span><text:span text:style-name="T16"></text:span><text:span text:style-name="T3"> Renamed the main class </text:span><text:span text:style-name="T4">Program</text:span><text:span text:style-name="T3"> to </text:span><text:span text:style-name="T4">KingSurvival</text:span></text:p>
      <text:p text:style-name="P3"><text:span text:style-name="T2">2. Reformatted the source code: </text:span><text:span text:style-name="T4"><text:line-break/></text:span><text:span text:style-name="T16"></text:span><text:span text:style-name="T4"> </text:span><text:span text:style-name="T3">Removed all unneeded empty lines, e.g. in all the methods. <text:line-break/></text:span><text:span text:style-name="T16"></text:span><text:span text:style-name="T3"> Inserted empty lines between the methods. <text:line-break/></text:span><text:span text:style-name="T16"></text:span><text:span text:style-name="T3"> Split the lines containing several statements into several simple lines, e.g.: <text:line-break/></text:span><text:span text:style-name="T16"></text:span><text:span text:style-name="T3"> Formatted the curly braces { and } according to the best practices for the C# language. <text:line-break/></text:span><text:span text:style-name="T16"></text:span><text:span text:style-name="T3"> Put { and } after all conditionals and loops (when missing). </text:span></text:p>
      <text:p text:style-name="P3"><text:span text:style-name="T2">3. Refactored struct:</text:span><text:span text:style-name="T3"><text:line-break/></text:span><text:span text:style-name="T16"></text:span><text:span text:style-name="T3"> </text:span><text:span text:style-name="T6">struct </text:span><text:span text:style-name="T7">RC</text:span><text:span text:style-name="T9"> <text:s/></text:span><text:span text:style-name="T10">-&gt; <text:s text:c="2"/></text:span><text:span text:style-name="T9">public struct </text:span><text:span text:style-name="T7">Pieces</text:span><text:span text:style-name="T10"><text:line-break/><text:tab/>* </text:span><text:span text:style-name="T9">Fields</text:span><text:span text:style-name="T10"> : <text:line-break/><text:tab/><text:tab/>public int r -&gt; private int row<text:line-break/><text:tab/><text:tab/>public int c -&gt; private int col<text:line-break/> <text:tab/>* </text:span><text:span text:style-name="T9">Constructor params </text:span><text:span text:style-name="T10">:<text:line-break/><text:tab/><text:tab/>rr -&gt; currentRow<text:line-break/><text:tab/><text:tab/>cc -&gt; currentCol<text:line-break/><text:tab/>* </text:span><text:span text:style-name="T9">Adding properties</text:span><text:span text:style-name="T10"> "Row" and "Col" for working with the fileds</text:span></text:p>
      <text:p text:style-name="P3"><text:span text:style-name="T11">4. Refactored methods:<text:line-break/></text:span><text:span text:style-name="T17"></text:span><text:span text:style-name="T5"> </text:span><text:span text:style-name="T9">private static bool </text:span><text:span text:style-name="T7">proverka</text:span><text:span text:style-name="T9">(...) </text:span><text:span text:style-name="T10">-&gt; </text:span><text:span text:style-name="T9">private static bool </text:span><text:span text:style-name="T7">IsPositionEmpty</text:span><text:span text:style-name="T8"><text:line-break/></text:span><text:span text:style-name="T10"><text:tab/>* </text:span><text:span text:style-name="T9">Refactor</text:span><text:span text:style-name="T10"> the method to return "true" if da position is empty<text:line-break/><text:tab/>* </text:span><text:span text:style-name="T9">Parameters</text:span><text:span text:style-name="T10">: <text:s/>int </text:span><text:span text:style-name="T8">notOverlapedRow</text:span><text:span text:style-name="T10"> -&gt; </text:span><text:span text:style-name="T8">checkedRow<text:line-break/></text:span><text:span text:style-name="T10"> <text:tab/><text:tab/><text:tab/> int </text:span><text:span text:style-name="T8">notOverlapedColumn</text:span><text:span text:style-name="T10"> -&gt; </text:span><text:span text:style-name="T8">checkedColumn</text:span><text:span text:style-name="T10"><text:line-break/><text:tab/><text:tab/><text:tab/> Piece </text:span><text:span text:style-name="T8">overlap1</text:span><text:span text:style-name="T10"> -&gt; </text:span><text:span text:style-name="T8">piece1</text:span><text:span text:style-name="T10"><text:line-break/><text:tab/><text:tab/><text:tab/> Piece </text:span><text:span text:style-name="T8">overlap2</text:span><text:span text:style-name="T10"> -&gt; </text:span><text:span text:style-name="T8">piece2<text:line-break/></text:span><text:span text:style-name="T10"><text:tab/><text:tab/><text:tab/> Piece </text:span><text:span text:style-name="T8">overlap3</text:span><text:span text:style-name="T10"> -&gt; </text:span><text:span text:style-name="T8">piece3<text:line-break/></text:span><text:span text:style-name="T10"><text:tab/><text:tab/><text:tab/> Piece </text:span><text:span text:style-name="T8">overlap4</text:span><text:span text:style-name="T10"> -&gt; </text:span><text:span text:style-name="T8">piece4</text:span></text:p>
      <text:p text:style-name="P3"><text:span text:style-name="T17"></text:span><text:span text:style-name="T5"> </text:span><text:span text:style-name="T9">private static bool </text:span><text:span text:style-name="T7">proverka1</text:span><text:span text:style-name="T9">(...) </text:span><text:span text:style-name="T10">-&gt;</text:span><text:span text:style-name="T9"> private static bool </text:span><text:span text:style-name="T7">HasPawnPosibleMoves</text:span><text:span text:style-name="T9">(...)<text:line-break/><text:tab/>* <text:s/>Parameters : </text:span><text:span text:style-name="T10">Piece </text:span><text:span text:style-name="T8">obstacle1</text:span><text:span text:style-name="T10"> -&gt; </text:span><text:span text:style-name="T8">piece1<text:line-break/><text:tab/><text:tab/><text:tab/> <text:s/></text:span><text:span text:style-name="T10">Piece </text:span><text:span text:style-name="T8">obstacle2</text:span><text:span text:style-name="T10"> -&gt; </text:span><text:span text:style-name="T8">piece2<text:line-break/><text:tab/><text:tab/><text:tab/> <text:s/></text:span><text:span text:style-name="T10">Piece </text:span><text:span text:style-name="T8">obstacle3</text:span><text:span text:style-name="T10"> -&gt; </text:span><text:span text:style-name="T8">piece3<text:line-break/><text:tab/><text:tab/><text:tab/> <text:s/></text:span><text:span text:style-name="T10">Piece </text:span><text:span text:style-name="T8">obstacle4</text:span><text:span text:style-name="T10"> -&gt; </text:span><text:span text:style-name="T8">piece4</text:span></text:p>
      <text:p text:style-name="P3"><text:span text:style-name="T17"> </text:span><text:span text:style-name="T9">private static bool </text:span><text:span text:style-name="T7">proverka2</text:span><text:span text:style-name="T14">(...) </text:span><text:span text:style-name="T15">-&gt; </text:span><text:span text:style-name="T9">private static bool </text:span><text:span text:style-name="T7">IsThereAWinner</text:span><text:span text:style-name="T9">(...)</text:span></text:p>
      <text:p text:style-name="P3"><text:span text:style-name="T17"> </text:span><text:span text:style-name="T9">private static bool </text:span><text:span text:style-name="T7">isMoveLeft</text:span><text:span text:style-name="T9">(...) </text:span><text:span text:style-name="T10">-&gt;</text:span><text:span text:style-name="T9"> private static bool</text:span><text:span text:style-name="T14"> </text:span><text:span text:style-name="T7">IsMoveDone</text:span><text:span text:style-name="T9">(...)</text:span></text:p>
      <text:p text:style-name="P3"><text:soft-page-break/><text:span text:style-name="T17"> </text:span><text:span text:style-name="T9">private static void </text:span><text:span text:style-name="T7">PE4AT_DASKA</text:span><text:span text:style-name="T14">(...) </text:span><text:span text:style-name="T15">-&gt;</text:span><text:span text:style-name="T14"> </text:span><text:span text:style-name="T5"><text:s/></text:span><text:span text:style-name="T9">private static void </text:span><text:span text:style-name="T7">PrintGameBoard</text:span><text:span text:style-name="T9">(...)<text:line-break/><text:tab/></text:span><text:span text:style-name="T14">* </text:span><text:span text:style-name="T10">int </text:span><text:span text:style-name="T8">row</text:span><text:span text:style-name="T10"> -&gt; </text:span><text:span text:style-name="T8">columnNumeration</text:span><text:span text:style-name="T9"><text:line-break/><text:tab/>* Two nested "for" </text:span><text:span text:style-name="T10">loops for rendering the Play Field: </text:span><text:span text:style-name="T8">i</text:span><text:span text:style-name="T10">, </text:span><text:span text:style-name="T8">j</text:span><text:span text:style-name="T10"> -&gt; </text:span><text:span text:style-name="T8">row, col</text:span><text:span text:style-name="T10"><text:line-break/></text:span><text:span text:style-name="T9"><text:tab/>* Adding new variable '</text:span><text:span text:style-name="T10">int </text:span><text:span text:style-name="T8">rowNumeration</text:span><text:span text:style-name="T9">'<text:line-break/><text:tab/>* refactor following code </text:span><text:span text:style-name="T10">for printing the Board horizontal borders:<text:line-break/></text:span><text:span text:style-name="T9"><text:tab/></text:span><text:span text:style-name="T18">Console</text:span><text:span text:style-name="T20">.Write(" <text:s text:c="2"/>");</text:span></text:p>
      <text:p text:style-name="P3"><text:span text:style-name="T20"><text:tab/></text:span><text:span text:style-name="T34">for</text:span><text:span text:style-name="T29"> (</text:span><text:span text:style-name="T34">int</text:span><text:span text:style-name="T29"> i = 0; i &lt; 17; i++)<text:line-break/></text:span><text:span text:style-name="T20"><text:tab/></text:span><text:span text:style-name="T29">{<text:line-break/></text:span><text:span text:style-name="T20"><text:tab/><text:tab/></text:span><text:span text:style-name="T19">Console</text:span><text:span text:style-name="T29">.Write('-');<text:line-break/></text:span><text:span text:style-name="T20"><text:tab/></text:span><text:span text:style-name="T29">}<text:line-break/></text:span><text:span text:style-name="T30"><text:line-break/></text:span><text:span text:style-name="T21"><text:tab/></text:span><text:span text:style-name="T22">*new:</text:span><text:span text:style-name="T21"><text:line-break/><text:tab/></text:span><text:span text:style-name="T35">for</text:span><text:span text:style-name="T20"> (</text:span><text:span text:style-name="T35">int</text:span><text:span text:style-name="T20"> i = 0; i &lt;= BoardWidth; i++)<text:line-break/><text:tab/>{<text:line-break/><text:tab/><text:tab/></text:span><text:span text:style-name="T35">if</text:span><text:span text:style-name="T20"> (i &lt; 3 )<text:line-break/><text:tab/><text:tab/>{<text:line-break/><text:tab/><text:tab/><text:tab/></text:span><text:span text:style-name="T18">Console</text:span><text:span text:style-name="T20">.Write(" ");<text:line-break/><text:tab/><text:tab/>}<text:line-break/><text:tab/><text:tab/></text:span><text:span text:style-name="T35">else</text:span><text:span text:style-name="T20"><text:line-break/><text:tab/><text:tab/>{<text:line-break/><text:tab/><text:tab/><text:tab/></text:span><text:span text:style-name="T18">Console</text:span><text:span text:style-name="T20">.Write('-');<text:line-break/><text:tab/><text:tab/>}<text:line-break/><text:tab/>}</text:span></text:p>
      <text:p text:style-name="P3"><text:span text:style-name="T33"> </text:span><text:span text:style-name="T25"><text:s/></text:span><text:span text:style-name="T20">private static void </text:span><text:span text:style-name="T23">PE4AT_DASKA</text:span><text:span text:style-name="T29">(...) </text:span><text:span text:style-name="T30">-&gt;</text:span><text:span text:style-name="T29"> </text:span><text:span text:style-name="T20">private static void </text:span><text:span text:style-name="T23">PrintGameBoard</text:span><text:span text:style-name="T20">(...)</text:span></text:p>
      <text:p text:style-name="P3"><text:span text:style-name="T33"> </text:span><text:span text:style-name="T21"><text:s/></text:span><text:span text:style-name="T20">private static void find(...) </text:span><text:span text:style-name="T21">-&gt;</text:span><text:span text:style-name="T20"> private static void CheckSymbolAtGivenPosition(...)<text:line-break/><text:tab/>* parameters: <text:s/></text:span><text:span text:style-name="T24">i</text:span><text:span text:style-name="T21"> -&gt; </text:span><text:span text:style-name="T24">fieldRow</text:span><text:span text:style-name="T21"><text:line-break/><text:tab/><text:tab/><text:tab/> </text:span><text:span text:style-name="T24">j</text:span><text:span text:style-name="T21"> -&gt; </text:span><text:span text:style-name="T24">fieldCol</text:span></text:p>
      <text:p text:style-name="P3"><text:span text:style-name="T20"><text:tab/>* modify the method </text:span><text:span text:style-name="T21">from void with "</text:span><text:span text:style-name="T20">out char</text:span><text:span text:style-name="T21">" parameter, to </text:span><text:span text:style-name="T20">return char value</text:span><text:span text:style-name="T21">.</text:span></text:p>
      <text:p text:style-name="P3"><text:span text:style-name="T22">5. Introduced constants:<text:line-break/></text:span><text:span text:style-name="T33"> </text:span><text:span text:style-name="T20">const int PlayfieldSize = 7;<text:line-break/></text:span><text:span text:style-name="T33"> </text:span><text:span text:style-name="T20">const int BoardWidth = 19;<text:line-break/></text:span><text:span text:style-name="T33"> </text:span><text:span text:style-name="T20">const int LeftDistanceToUpDownBorder = 3;<text:line-break/></text:span><text:span text:style-name="T33"> </text:span><text:span text:style-name="T26">const int PawnAStartRow = 0;<text:line-break/></text:span><text:span text:style-name="T33"> </text:span><text:span text:style-name="T26">const int PawnAStartColumn = 0;<text:line-break/></text:span><text:span text:style-name="T33"> </text:span><text:span text:style-name="T26">const int PawnBStartRow = 0;<text:line-break/></text:span><text:span text:style-name="T33"></text:span><text:span text:style-name="T26"> const int PawnBStartColumn = 2;<text:line-break/></text:span><text:span text:style-name="T33"></text:span><text:span text:style-name="T26"> const int PawnCStartRow = 0;<text:line-break/></text:span><text:span text:style-name="T33"></text:span><text:span text:style-name="T26"> const int PawnCStartColumn = 4;<text:line-break/></text:span><text:soft-page-break/><text:span text:style-name="T33"></text:span><text:span text:style-name="T26"> const int PawnDStartRow = 0;<text:line-break/></text:span><text:span text:style-name="T33"></text:span><text:span text:style-name="T26"> const int PawnDStartColumn = 6;<text:line-break/></text:span><text:span text:style-name="T33"></text:span><text:span text:style-name="T26"> const int KingStartRow = 7;<text:line-break/></text:span><text:span text:style-name="T33"></text:span><text:span text:style-name="T26"> const int KingStartColumn = 3;</text:span></text:p>
      <text:p text:style-name="P3"><text:span text:style-name="T22">6. Renamed variables:<text:line-break/></text:span><text:span text:style-name="T33"></text:span><text:span text:style-name="T25"> In </text:span><text:span text:style-name="T26">Main(string[] args):<text:line-break/><text:tab/></text:span><text:span text:style-name="T25">* Piece </text:span><text:span text:style-name="T27">A</text:span><text:span text:style-name="T25"> -&gt; Piece </text:span><text:span text:style-name="T27">pawnA<text:line-break/><text:tab/></text:span><text:span text:style-name="T25">* Piece </text:span><text:span text:style-name="T27">B</text:span><text:span text:style-name="T25"> -&gt; Piece </text:span><text:span text:style-name="T27">pawnB<text:line-break/><text:tab/></text:span><text:span text:style-name="T25">* Piece </text:span><text:span text:style-name="T27">C</text:span><text:span text:style-name="T25"> -&gt; Piece </text:span><text:span text:style-name="T27">pawnC<text:line-break/><text:tab/></text:span><text:span text:style-name="T25">* Piece </text:span><text:span text:style-name="T27">D</text:span><text:span text:style-name="T25"> -&gt; Piece </text:span><text:span text:style-name="T27">pawnD<text:line-break/><text:tab/></text:span><text:span text:style-name="T25">* Piece </text:span><text:span text:style-name="T27">K</text:span><text:span text:style-name="T25"> -&gt; Piece </text:span><text:span text:style-name="T27">king</text:span></text:p>
      <text:p text:style-name="P3"><text:span text:style-name="T27"><text:tab/></text:span><text:span text:style-name="T21">* bool </text:span><text:span text:style-name="T24">kraj </text:span><text:span text:style-name="T21">-&gt; </text:span><text:span text:style-name="T24">isGameOver</text:span><text:span text:style-name="T21"><text:line-break/><text:tab/>* int </text:span><text:span text:style-name="T24">kojE_naHod </text:span><text:span text:style-name="T21">-&gt; </text:span><text:span text:style-name="T24">turnSuccession</text:span><text:span text:style-name="T21"><text:line-break/><text:tab/>* bool </text:span><text:span text:style-name="T24">ok</text:span><text:span text:style-name="T21"> -&gt; </text:span><text:span text:style-name="T24">isValidMove</text:span></text:p>
      <text:p text:style-name="P3"><text:span text:style-name="T22">7. Refactored Loop:</text:span><text:span text:style-name="T21"><text:line-break/></text:span><text:span text:style-name="T33"></text:span><text:span text:style-name="T25"> </text:span><text:span text:style-name="T20">do while(!isGameOver) </text:span><text:span text:style-name="T21">-&gt;</text:span><text:span text:style-name="T20"> while(!isGameOver)</text:span></text:p>
      <text:p text:style-name="P6"/>
      <text:p text:style-name="P5"/>
      <text:p text:style-name="P5"/>
      <text:p text:style-name="P5"/>
      <text:p text:style-name="P5"/>
      <text:p text:style-name="P5"/>
      <text:p text:style-name="P6"><text:line-break/></text:p>
      <text:p text:style-name="P8"/>
      <text:p text:style-name="P8"/>
      <text:p text:style-name="P8"><text:line-break/></text:p>
      <text:p text:style-name="P6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swiss" style:font-charset="x-symbol"/>
    <style:font-face style:name="Mangal1" svg:font-family="Mangal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to Iliev</meta:initial-creator>
    <meta:creation-date>2014-05-30T12:47:11.81</meta:creation-date>
    <meta:document-statistic meta:table-count="0" meta:image-count="0" meta:object-count="0" meta:page-count="3" meta:paragraph-count="20" meta:word-count="496" meta:character-count="3100"/>
    <dc:date>2014-05-30T12:49:30.75</dc:date>
    <dc:creator>Hristo Iliev</dc:creator>
    <meta:editing-duration>PT2M20S</meta:editing-duration>
    <meta:editing-cycles>1</meta:editing-cycles>
    <meta:generator>OpenOffice/4.0.1$Win32 OpenOffice.org_project/401m5$Build-9714</meta:generator>
  </office:meta>
</office:document-meta>
</file>